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Paragrafo_20_elenco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037cm"/>
        </style:tab-stops>
      </style:paragraph-properties>
      <style:text-properties style:font-name="Arial" style:font-name-complex="Arial"/>
    </style:style>
    <style:style style:name="P6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7" style:family="paragraph" style:parent-style-name="Normale">
      <style:paragraph-properties fo:margin-left="1.27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8" style:family="paragraph" style:parent-style-name="Paragrafo_20_elenco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9" style:family="paragraph" style:parent-style-name="Normale">
      <style:paragraph-properties fo:text-align="justify" style:justify-single-word="false">
        <style:tab-stops>
          <style:tab-stop style:position="7.475cm"/>
        </style:tab-stops>
      </style:paragraph-properties>
      <style:text-properties style:font-name="Arial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tyle="italic" style:font-style-asian="italic" style:font-name-complex="Arial"/>
    </style:style>
    <style:style style:name="P12" style:family="paragraph" style:parent-style-name="Paragrafo_20_elenco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tyle="italic" style:font-style-asian="italic" style:font-name-complex="Arial" style:font-style-complex="italic"/>
    </style:style>
    <style:style style:name="P13" style:family="paragraph" style:parent-style-name="Paragrafo_20_elenco">
      <style:paragraph-properties fo:margin-left="0cm" fo:margin-right="0cm" fo:text-align="start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P14" style:family="paragraph" style:parent-style-name="Paragrafo_20_elenco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tyle="normal" style:font-style-asian="normal" style:font-name-complex="Arial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2.037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2.037cm"/>
        </style:tab-stops>
      </style:paragraph-properties>
    </style:style>
    <style:style style:name="P17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</style:style>
    <style:style style:name="P18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officeooo:paragraph-rsid="0017a405"/>
    </style:style>
    <style:style style:name="P19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Courier New" fo:font-size="9pt" style:font-size-asian="9pt" style:font-name-complex="Arial" style:font-size-complex="9pt"/>
    </style:style>
    <style:style style:name="P20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Courier New" fo:font-size="9pt" officeooo:paragraph-rsid="0025f04c" style:font-size-asian="9pt" style:font-name-complex="Arial" style:font-size-complex="9pt"/>
    </style:style>
    <style:style style:name="P21" style:family="paragraph" style:parent-style-name="Paragrafo_20_elenco" style:list-style-name="WWNum1">
      <style:paragraph-properties fo:text-align="justify" style:justify-single-word="false"/>
      <style:text-properties style:font-name="Arial" officeooo:paragraph-rsid="0029b5d0" style:font-name-complex="Arial"/>
    </style:style>
    <style:style style:name="P22" style:family="paragraph" style:parent-style-name="Paragrafo_20_elenco" style:list-style-name="WWNum1">
      <style:paragraph-properties fo:text-align="justify" style:justify-single-word="false"/>
      <style:text-properties style:font-name="Arial" style:font-name-complex="Arial"/>
    </style:style>
    <style:style style:name="P23" style:family="paragraph" style:parent-style-name="Paragrafo_20_elenco" style:list-style-name="WWNum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24" style:family="paragraph" style:parent-style-name="Paragrafo_20_elenco" style:list-style-name="WWNum12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25" style:family="paragraph" style:parent-style-name="Paragrafo_20_elenco" style:list-style-name="L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26" style:family="paragraph" style:parent-style-name="Paragrafo_20_elenco" style:list-style-name="L4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officeooo:paragraph-rsid="00189b1f" style:font-name-complex="Arial"/>
    </style:style>
    <style:style style:name="P27" style:family="paragraph" style:parent-style-name="Paragrafo_20_elenco" style:list-style-name="L4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28" style:family="paragraph" style:parent-style-name="Paragrafo_20_elenco" style:list-style-name="L3">
      <style:paragraph-properties fo:text-align="justify" style:justify-single-word="false">
        <style:tab-stops>
          <style:tab-stop style:position="3.704cm"/>
        </style:tab-stops>
      </style:paragraph-properties>
      <style:text-properties style:font-name="Arial" style:font-name-complex="Arial"/>
    </style:style>
    <style:style style:name="P29" style:family="paragraph" style:parent-style-name="Paragrafo_20_elenco" style:list-style-name="L5">
      <style:paragraph-properties fo:text-align="justify" style:justify-single-word="false">
        <style:tab-stops>
          <style:tab-stop style:position="3.704cm"/>
        </style:tab-stops>
      </style:paragraph-properties>
      <style:text-properties style:font-name="Arial" style:font-name-complex="Arial"/>
    </style:style>
    <style:style style:name="P30" style:family="paragraph" style:parent-style-name="Paragrafo_20_elenco" style:list-style-name="WWNum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officeooo:rsid="0017a405" officeooo:paragraph-rsid="0017a405" style:font-name-complex="Arial"/>
    </style:style>
    <style:style style:name="P31" style:family="paragraph" style:parent-style-name="Paragrafo_20_elenco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32" style:family="paragraph" style:parent-style-name="Paragrafo_20_elenco" style:list-style-name="L5">
      <style:paragraph-properties fo:text-align="justify" style:justify-single-word="false">
        <style:tab-stops>
          <style:tab-stop style:position="4.974cm"/>
        </style:tab-stops>
      </style:paragraph-properties>
    </style:style>
    <style:style style:name="P33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Courier New" fo:font-size="9pt" style:font-size-asian="9pt" style:font-name-complex="Arial" style:font-size-complex="9pt"/>
    </style:style>
    <style:style style:name="P34" style:family="paragraph" style:parent-style-name="Paragrafo_20_elenco" style:list-style-name="L6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Courier New" fo:font-size="9pt" style:font-size-asian="9pt" style:font-name-complex="Arial" style:font-size-complex="9pt"/>
    </style:style>
    <style:style style:name="P35" style:family="paragraph" style:parent-style-name="Paragrafo_20_elenco" style:list-style-name="L7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Courier New" fo:font-size="9pt" officeooo:paragraph-rsid="001ff2a4" style:font-size-asian="9pt" style:font-name-complex="Arial" style:font-size-complex="9pt"/>
    </style:style>
    <style:style style:name="P36" style:family="paragraph" style:parent-style-name="Paragrafo_20_elenco" style:list-style-name="L8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Courier New" fo:font-size="9pt" style:font-size-asian="9pt" style:font-name-complex="Arial" style:font-size-complex="9pt"/>
    </style:style>
    <style:style style:name="P37" style:family="paragraph" style:parent-style-name="Paragrafo_20_elenco" style:list-style-name="L9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Courier New" fo:font-size="9pt" style:font-size-asian="9pt" style:font-name-complex="Arial" style:font-size-complex="9pt"/>
    </style:style>
    <style:style style:name="P38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Courier New" fo:font-size="9pt" officeooo:paragraph-rsid="002c1404" style:font-size-asian="9pt" style:font-name-complex="Arial" style:font-size-complex="9pt"/>
    </style:style>
    <style:style style:name="P39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Arial" fo:font-size="14pt" fo:font-weight="bold" style:font-size-asian="14pt" style:font-weight-asian="bold" style:font-name-complex="Arial" style:font-size-complex="14pt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Arial" style:font-name-complex="Arial"/>
    </style:style>
    <style:style style:name="P41" style:family="paragraph" style:parent-style-name="Standard" style:list-style-name="L1">
      <style:paragraph-properties fo:text-align="justify" style:justify-single-word="false">
        <style:tab-stops>
          <style:tab-stop style:position="0.767cm"/>
        </style:tab-stops>
      </style:paragraph-properties>
      <style:text-properties style:font-name="Arial" style:font-name-complex="Arial"/>
    </style:style>
    <style:style style:name="P42" style:family="paragraph" style:parent-style-name="Standard" style:list-style-name="L2">
      <style:paragraph-properties fo:text-align="justify" style:justify-single-word="false">
        <style:tab-stops>
          <style:tab-stop style:position="0.767cm"/>
        </style:tab-stops>
      </style:paragraph-properties>
      <style:text-properties style:font-name="Arial" style:font-name-complex="Arial"/>
    </style:style>
    <style:style style:name="P43" style:family="paragraph" style:parent-style-name="Standard" style:list-style-name="L1">
      <style:paragraph-properties fo:text-align="justify" style:justify-single-word="false"/>
    </style:style>
    <style:style style:name="P44" style:family="paragraph" style:parent-style-name="Standard" style:list-style-name="L2">
      <style:paragraph-properties fo:text-align="justify" style:justify-single-word="false">
        <style:tab-stops>
          <style:tab-stop style:position="0.767cm"/>
        </style:tab-stops>
      </style:paragraph-properties>
    </style:style>
    <style:style style:name="P45" style:family="paragraph">
      <style:paragraph-properties fo:text-align="center"/>
      <style:text-properties fo:font-size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17a405" style:font-name-complex="Arial"/>
    </style:style>
    <style:style style:name="T3" style:family="text">
      <style:text-properties style:font-name="Arial" fo:background-color="#ffff00" loext:char-shading-value="0" style:font-name-complex="Arial"/>
    </style:style>
    <style:style style:name="T4" style:family="text">
      <style:text-properties style:font-name="Arial" fo:background-color="#81d41a" loext:char-shading-value="0" style:font-name-complex="Arial"/>
    </style:style>
    <style:style style:name="T5" style:family="text">
      <style:text-properties style:font-name="Arial" officeooo:rsid="0017a405" fo:background-color="#81d41a" loext:char-shading-value="0" style:font-name-complex="Arial"/>
    </style:style>
    <style:style style:name="T6" style:family="text">
      <style:text-properties fo:background-color="#81d41a" loext:char-shading-value="0"/>
    </style:style>
    <style:style style:name="T7" style:family="text">
      <style:text-properties officeooo:rsid="00169bfe" fo:background-color="#81d41a" loext:char-shading-value="0"/>
    </style:style>
    <style:style style:name="T8" style:family="text">
      <style:text-properties officeooo:rsid="0017a405" fo:background-color="#81d41a" loext:char-shading-value="0"/>
    </style:style>
    <style:style style:name="T9" style:family="text">
      <style:text-properties officeooo:rsid="00169bfe"/>
    </style:style>
    <style:style style:name="T10" style:family="text">
      <style:text-properties officeooo:rsid="0017a405"/>
    </style:style>
    <style:style style:name="T11" style:family="text">
      <style:text-properties officeooo:rsid="001f7b9d"/>
    </style:style>
    <style:style style:name="T12" style:family="text">
      <style:text-properties officeooo:rsid="001ff2a4"/>
    </style:style>
    <style:style style:name="T13" style:family="text">
      <style:text-properties style:text-position="super 58%" officeooo:rsid="001ff2a4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1ff2a4"/>
    </style:style>
    <style:style style:name="T16" style:family="text">
      <style:text-properties style:text-position="sub 58%" officeooo:rsid="0025f04c"/>
    </style:style>
    <style:style style:name="T17" style:family="text">
      <style:text-properties officeooo:rsid="0023e66f"/>
    </style:style>
    <style:style style:name="T18" style:family="text">
      <style:text-properties officeooo:rsid="002465ca"/>
    </style:style>
    <style:style style:name="T19" style:family="text">
      <style:text-properties officeooo:rsid="0025f04c"/>
    </style:style>
    <style:style style:name="T20" style:family="text">
      <style:text-properties officeooo:rsid="0027b984"/>
    </style:style>
    <style:style style:name="T21" style:family="text">
      <style:text-properties officeooo:rsid="002c1404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731cm" fo:text-indent="-0.635cm" fo:margin-left="2.73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366cm" fo:text-indent="-0.635cm" fo:margin-left="3.36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001cm" fo:text-indent="-0.635cm" fo:margin-left="4.00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271cm" fo:text-indent="-0.635cm" fo:margin-left="5.27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541cm" fo:text-indent="-0.635cm" fo:margin-left="6.54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811cm" fo:text-indent="-0.635cm" fo:margin-left="7.81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PROGETTO PER IL CORSO DI PROGRAMMAZIONE PROCEDURALE</text:p>
      <text:p text:style-name="P1"/>
      <text:p text:style-name="P4">Sessione invernale 2022/2023.</text:p>
      <text:p text:style-name="P4"/>
      <text:p text:style-name="P4">Studenti: Geri Elisa, Spinetta Marco.</text:p>
      <text:p text:style-name="P4"/>
      <text:p text:style-name="P4">Numero di matricola: 299431, 298952.</text:p>
      <text:p text:style-name="P4"/>
      <text:p text:style-name="P4">Iscritti al 1° anno fuori corso del corso di laurea triennale in INFORMATICA APPLICATA.</text:p>
      <text:p text:style-name="P4"/>
      <text:p text:style-name="P4">Indice:</text:p>
      <text:list text:style-name="WWNum1">
        <text:list-item text:start-value="1">
          <text:p text:style-name="P21">Specifica del problema……………………………………...…....…..…...……….</text:p>
        </text:list-item>
        <text:list-item>
          <text:p text:style-name="P21">Analisi del problema………………………………………………....….…...….….</text:p>
        </text:list-item>
        <text:list-item>
          <text:p text:style-name="P22">Progettazione dell’algoritmo…………………………………………...………..…</text:p>
        </text:list-item>
        <text:list-item>
          <text:p text:style-name="P22">Implementazione dell’algoritmo……………………………………………………</text:p>
        </text:list-item>
        <text:list-item>
          <text:p text:style-name="P22">Testing del programma……………………………………………………………</text:p>
        </text:list-item>
        <text:list-item>
          <text:p text:style-name="P22">Verifica del programma……………………………………………………………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1. Specifica del problema</text:p>
      <text:p text:style-name="P15"/>
      <text:p text:style-name="P16">La congettura di Beal asserisce che se a x + b y = c z dove a, b, c, x, y, z ∈ N con a, b, c ≥ 1 e x, y, z ≥ 3, allora a, b, c hanno un fattore primo in comune. La congettura di Collatz asserisce che la funzione f : N&gt;0 → N&gt;0 definita ponendo f(n) = n/2 se n è pari ed f(n) = 3 · n + 1 se n è dispari genera 1 dopo un numero finito di applicazioni ai numeri man mano ottenuti. La congettura di Cramer asserisce che il valore assoluto della differenza tra due numeri primi consecutivi ≥ 11 è minore del quadrato del logaritmo naturale del più piccolo dei due numeri. Scrivere un programma ANSI C che chiede all’utente quale congettura intende considerare e poi la verifica acquisendo dalla tastiera a, b, c, x, y, z nel primo caso (se non vale a x + b y = c z , il programma lo stampa sullo schermo e poi verifica comunque se a, b, c hanno un fattore primo in comune e ne stampa l’esito sullo schermo), n &gt; 0 nel secondo caso (il programma stampa sullo schermo tutti i numeri generati), due numeri primi consecutivi ≥ 11 nel terzo caso (il programma stampa sullo schermo sia il valore assoluto della differenza tra i due numeri che il quadrato del logaritmo naturale del più piccolo dei due numeri)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/>
      <text:p text:style-name="P1"/>
      <text:p text:style-name="P1"/>
      <text:p text:style-name="P1"><text:soft-page-break/></text:p>
      <text:p text:style-name="P1">2. Analisi del problema</text:p>
      <text:p text:style-name="P10">Dati di ingresso del problema:</text:p>
      <text:p text:style-name="P4">I dati di ingresso del problema sono:</text:p>
      <text:list text:style-name="L1">
        <text:list-item>
          <text:p text:style-name="P43"><text:span text:style-name="Car._20_predefinito_20_paragrafo"><text:span text:style-name="T1">nel primo caso l’acquisizione di <text:s/>a, b, c, x, y, z</text:span></text:span></text:p>
        </text:list-item>
        <text:list-item>
          <text:p text:style-name="P40">nel secondo caso l’acquisizione di un numero intero n &gt; 0</text:p>
        </text:list-item>
        <text:list-item>
          <text:p text:style-name="P41">nel terzo caso l’acquisizione di due numeri primi consecutivi ≥ 11</text:p>
        </text:list-item>
      </text:list>
      <text:p text:style-name="P5"/>
      <text:p text:style-name="P10">Dati di uscita del problema:</text:p>
      <text:list text:style-name="L2">
        <text:list-item>
          <text:p text:style-name="P44"><text:span text:style-name="Car._20_predefinito_20_paragrafo"><text:span text:style-name="T1">nel primo caso se non vale a x + b y = c z , il programma lo stampa sullo schermo e poi verifica comunque se a, b, c hanno un fattore primo in comune e ne stampa anche qui l’esito sullo schermo</text:span></text:span></text:p>
        </text:list-item>
        <text:list-item>
          <text:p text:style-name="P42">nel secondo caso <text:s/>il programma stampa sullo schermo tutti i numeri generati</text:p>
        </text:list-item>
        <text:list-item>
          <text:p text:style-name="P42">nel terzo caso <text:s/>il programma stampa sullo schermo sia il valore assoluto della differenza tra i due numeri che il quadrato del logaritmo naturale del più piccolo dei due numeri</text:p>
        </text:list-item>
      </text:list>
      <text:p text:style-name="P4"/>
      <text:p text:style-name="P10">Relazioni intercorrenti:</text:p>
      <text:p text:style-name="P4">Per poter lavorare sul progetto si è scelto di ragionare sulla definizione matematica delle tre congetture, che sono rispettivamente: <text:s/>quella di Beal, quella di Collatz e infine quella di Cramer.</text:p>
      <text:p text:style-name="P4">La congettura di Beal <text:s/>asserisce che se a x + b y = c z dove a, b, c, x, y, z ∈ N con a, b, c ≥ 1 e x, y, z ≥ 3, allora a, b, c hanno un fattore primo in comune.</text:p>
      <text:p text:style-name="P4">La congettura di Collatz asserisce che la funzione f : N&gt;0 → N&gt;0 definita ponendo</text:p>
      <text:p text:style-name="P4">f(n) = n/2 se n è pari ed f(n) = 3 · n + 1 se n è dispari, genera 1 dopo un numero finito di applicazioni ai numeri man mano ottenuti.</text:p>
      <text:p text:style-name="P4">Infine la congettura di Cramer asserisce che il valore assoluto della differenza tra due numeri primi consecutivi ≥ 11 è minore del quadrato del logaritmo naturale del più piccolo dei due numeri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3. Progettazione dell’algoritmo</text:p>
      <text:p text:style-name="P11">Scelte di progetto:</text:p>
      <text:list text:style-name="WWNum3">
        <text:list-item>
          <text:p text:style-name="P23">La prima scelta di progetto riguarda l’acquisizione tramite tastiera per la scelta della congettura <text:s/>da verificare.</text:p>
        </text:list-item>
        <text:list-item>
          <text:p text:style-name="P23">La seconda scelta di progetto riguarda una migliore leggibilità del codice data dalla stampa a schermo di un valore numerico di sole due cifre decimali per il calcolo del logaritmo naturale.</text:p>
        </text:list-item>
        <text:list-item>
          <text:p text:style-name="P30">La terza scelta di progetto riguarda la terminazione dell’applicazione della Congettura di Collatz se il valore raggiunge 0 o 1.</text:p>
        </text:list-item>
      </text:list>
      <text:p text:style-name="P11">Passi dell’algoritmo:</text:p>
      <text:list xml:id="list1476992068" text:style-name="WWNum12">
        <text:list-item text:start-value="1">
          <text:p text:style-name="P24">Come prima cosa si acquisisce da tastiera il valore numerico corrispondente alla congettura che si vuole scegliere.</text:p>
        </text:list-item>
      </text:list>
      <text:p text:style-name="P6"/>
      <text:list xml:id="list161409595993318" text:continue-numbering="true" text:style-name="WWNum12">
        <text:list-item>
          <text:p text:style-name="P24">Se si è optato per la congettura di Beal, si avrà in primo luogo una validazione dei valori numerici inseriti, <text:s/>affinché rispettino i parametri <text:s/>imposti dalla congettura stessa, ossia: l’inserimento di un valore maggiore-uguale di uno per quanto riguarda le basi (in questo caso a,b,c) e l’inserimento di un valore maggiore-uguale a tre per gli esponenti (in questo caso x,y,z).</text:p>
        </text:list-item>
      </text:list>
      <text:p text:style-name="P6">In seguito si avranno i rispettivi passaggi:</text:p>
      <text:p text:style-name="P6"/>
      <text:list xml:id="list2875998144" text:style-name="L3">
        <text:list-item>
          <text:list>
            <text:list-item>
              <text:list>
                <text:list-item>
                  <text:p text:style-name="P28">Si controllerà che l’equazione sia vera, in questo caso: <text:s/>a x + b y = c z, e lo si farà andando a sostituire i valori inseriti con le corrispondenti lettere dell’equazione, andandola poi a risolvere. A questo punto si potranno ottenere due possibili esiti: esito negativo se l’equazione non risulta vera, con conseguente stampa a video e terminazione del programma, <text:s/>oppure esito positivo se l’equazione risulta valida, con conseguente proseguimento dell’esecuzione del programma.</text:p>
                </text:list-item>
              </text:list>
            </text:list-item>
          </text:list>
        </text:list-item>
      </text:list>
      <text:p text:style-name="P6"/>
      <text:list xml:id="list161409841293798" text:continue-numbering="true" text:style-name="L3">
        <text:list-item>
          <text:list>
            <text:list-item>
              <text:list>
                <text:list-item>
                  <text:p text:style-name="P28">Dopo di ché, <text:span text:style-name="T10">se si otterrà esito positivo,</text:span> si proseguirà verificando <text:span text:style-name="T10">(</text:span><text:span text:style-name="T6">indipendentemente dall’esito ottenuto in precedenza</text:span><text:span text:style-name="T8">)</text:span>, attraverso una funzione apposita, quali siano i fattori primi in comune dei valori inseriti da tastiera. Per farlo si prenderanno tutti i numeri minori-uguali di a e si andrà a verificare sia <text:span text:style-name="T9">che</text:span> s<text:span text:style-name="T9">iano</text:span> numeri primi, sia <text:span text:style-name="T9">che</text:span> <text:span text:style-name="T9">siano</text:span> divisori per tutti e tre i valori iniziali. In questo modo troveremo i fattori primi in comune di tutti e tre i valori e <text:span text:style-name="T9">di </text:span><text:span text:style-name="T7">conseguenza si andrà a stampare l’esito a schermo</text:span><text:span text:style-name="T6">.</text:span></text:p>
                </text:list-item>
              </text:list>
            </text:list-item>
          </text:list>
        </text:list-item>
      </text:list>
      <text:p text:style-name="P17"><text:span text:style-name="Car._20_predefinito_20_paragrafo"><text:span text:style-name="T3">// Lui chiede di stampare l’esito, non quali sono.. Stampiamo solo “ci sono fattori primi in comune” o li stampiamo tutti?</text:span></text:span><text:span text:style-name="Car._20_predefinito_20_paragrafo"><text:span text:style-name="T1"> → </text:span></text:span><text:span text:style-name="Car._20_predefinito_20_paragrafo"><text:span text:style-name="T5">corretto</text:span></text:span></text:p>
      <text:p text:style-name="P18"><text:span text:style-name="Car._20_predefinito_20_paragrafo"><text:span text:style-name="T1">// ”</text:span></text:span><text:span text:style-name="Car._20_predefinito_20_paragrafo"><text:span text:style-name="T4">indipendentemente dall’esito ottenuto in precedenza</text:span></text:span><text:span text:style-name="Car._20_predefinito_20_paragrafo"><text:span text:style-name="T1">” → </text:span></text:span><text:span text:style-name="Car._20_predefinito_20_paragrafo"><text:span text:style-name="T2">il programma termina con l’esito negativo</text:span></text:span></text:p>
      <text:list xml:id="list161408683649816" text:continue-numbering="true" text:style-name="L3">
        <text:list-item>
          <text:p text:style-name="P25"><text:s/>(3 non 2)Se si è optato per la congettura di Collatz, allora, si andrà ad acquisire un valore che deve, anche in questo caso, rispettare i parametri previsti, ossia che sia maggiore-uguale ad uno.</text:p>
        </text:list-item>
      </text:list>
      <text:p text:style-name="P6">In seguito si avrà la stampa a video della sequenza ottenuta, finchè non arriveremo a zero o uno, calcolata in questo modo:</text:p>
      <text:p text:style-name="P17"><text:soft-page-break/><text:span text:style-name="Car._20_predefinito_20_paragrafo"><text:span text:style-name="T3">// da aggiungere se arriva anche a zero? Possiamo metterlo nelle scelte di progetto </text:span></text:span><text:span text:style-name="Car._20_predefinito_20_paragrafo"><text:span text:style-name="T4">→ </text:span></text:span><text:span text:style-name="Car._20_predefinito_20_paragrafo"><text:span text:style-name="T5">fatto, da controllare</text:span></text:span></text:p>
      <text:list text:style-name="L4">
        <text:list-item>
          <text:p text:style-name="P26">se il numero acquisito è pari lo si dividerà per 2 (f(n) = n/2),</text:p>
        </text:list-item>
        <text:list-item>
          <text:p text:style-name="P27">se è dispari lo si moltiplica per tre e poi si addizionerà uno (f(n) = 3n +1</text:p>
        </text:list-item>
      </text:list>
      <text:p text:style-name="P9"/>
      <text:list xml:id="list3309515332" text:style-name="L5">
        <text:list-item>
          <text:p text:style-name="P32"><text:span text:style-name="Car._20_predefinito_20_paragrafo"><text:span text:style-name="T1">Se si opta, invece, per la congettura di Cramer si chiederà di inserire un numero primo, che oltre che essere primo, e dunque validato </text:span></text:span><text:span text:style-name="Car._20_predefinito_20_paragrafo"><text:span text:style-name="T2">attraverso una funzione apposita,</text:span></text:span><text:span text:style-name="Car._20_predefinito_20_paragrafo"><text:span text:style-name="T1"> dovrà essere maggiore-uguale di undici, come richiesto dalla definizione della congettura.</text:span></text:span></text:p>
        </text:list-item>
      </text:list>
      <text:p text:style-name="P7">Successivamente si andrà a trovare il numero primo successivo a quello inserito scorrendo tutti i numeri successivi, finché non troviamo un numero primo.</text:p>
      <text:p text:style-name="P7">A questo punto acquisiremo da tastiera il valore primo successivo da tastiera e lo valideremo confrontandolo con quello calcolato.</text:p>
      <text:p text:style-name="P6">Quindi:</text:p>
      <text:list xml:id="list161408972019200" text:continue-numbering="true" text:style-name="L5">
        <text:list-item>
          <text:list>
            <text:list-item>
              <text:list>
                <text:list-item>
                  <text:p text:style-name="P29">se il numero inserito è corretto, allora il programma procederà a calcolarne il valore assoluto della differenza, il quadrato del logaritmo naturale del numero primo più piccolo e poi stamperà i risultati a schermo.</text:p>
                </text:list-item>
              </text:list>
            </text:list-item>
          </text:list>
        </text:list-item>
      </text:list>
      <text:p text:style-name="P6"/>
      <text:list xml:id="list161410225558574" text:continue-numbering="true" text:style-name="L5">
        <text:list-item>
          <text:list>
            <text:list-item>
              <text:list>
                <text:list-item>
                  <text:p text:style-name="P29">se, invece, il valore non è effettivamente il successivo, allora verrà richiesta a schermo la possibilità di reinserire il valore corretto.</text:p>
                </text:list-item>
              </text:list>
            </text:list-item>
          </text:list>
        </text:list-item>
      </text:list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4. Implementazione dell’algoritmo</text:p>
      <text:p text:style-name="P8">Si riportano di seguito il Makefile ed il File sorgente:</text:p>
      <text:p text:style-name="P12">Makefile:</text:p>
      <text:p text:style-name="P14">progetto:<text:tab/><text:tab/>progetto.c</text:p>
      <text:p text:style-name="P14"><text:tab/>gcc -ansi -Wall -Wpedantic -Werror progetto.c -o progetto -lm</text:p>
      <text:p text:style-name="P14"/>
      <text:p text:style-name="P12">File sorgente <text:span text:style-name="T20">progetto.c</text:span>: </text:p>
      <text:p text:style-name="P13">/* Inclusione delle librerie */</text:p>
      <text:p text:style-name="P13">#include &lt;stdio.h&gt;</text:p>
      <text:p text:style-name="P13">#include &lt;math.h&gt;</text:p>
      <text:p text:style-name="P13">#include &lt;stdlib.h&gt;</text:p>
      <text:p text:style-name="P13"/>
      <text:p text:style-name="P13">/* Dichiarazione delle funzioni */</text:p>
      <text:p text:style-name="P13"/>
      <text:p text:style-name="P13">/* Funzione per la validazione del menu*/</text:p>
      <text:p text:style-name="P13">int validator_cycle();</text:p>
      <text:p text:style-name="P13"/>
      <text:p text:style-name="P13">/* Funzione per la validazione di un intero maggiore/maggiore uguale di n*/</text:p>
      <text:p text:style-name="P13">int validator_num(int n,</text:p>
      <text:p text:style-name="P13"><text:s text:c="18"/>char x);</text:p>
      <text:p text:style-name="P13"/>
      <text:p text:style-name="P13">/* Funzione che stabilisce se il numero inserito è un numero primo */</text:p>
      <text:p text:style-name="P13">int validator_first_num(int val);</text:p>
      <text:p text:style-name="P13"/>
      <text:p text:style-name="P13">/* Funzione per stabilire se ci sono fattori primi in comune */</text:p>
      <text:p text:style-name="P13">void common_first_num(int a, </text:p>
      <text:p text:style-name="P13"><text:s text:c="22"/>int b, </text:p>
      <text:p text:style-name="P13"><text:s text:c="22"/>int c);</text:p>
      <text:p text:style-name="P13"/>
      <text:p text:style-name="P13">/* Funzione per validare la correttezza dell'equazione */</text:p>
      <text:p text:style-name="P13">void equation_validator(int a, </text:p>
      <text:p text:style-name="P13"><text:s text:c="24"/>int b, </text:p>
      <text:p text:style-name="P13"><text:s text:c="24"/>int c,</text:p>
      <text:p text:style-name="P13"><text:s text:c="24"/>int x,</text:p>
      <text:p text:style-name="P13"><text:soft-page-break/><text:s text:c="24"/>int y,</text:p>
      <text:p text:style-name="P13"><text:s text:c="24"/>int z);</text:p>
      <text:p text:style-name="P13"/>
      <text:p text:style-name="P13">/* Funzione per la verifica della congettura di Beal */</text:p>
      <text:p text:style-name="P13">void beal_conjecture();</text:p>
      <text:p text:style-name="P13"/>
      <text:p text:style-name="P13">/* Funzione per la verifica della congettura di Collatz */</text:p>
      <text:p text:style-name="P13">void collatz_conjecture();</text:p>
      <text:p text:style-name="P13"/>
      <text:p text:style-name="P13">/* Funzione per la validazione del numero primo successivo a quello inserito */</text:p>
      <text:p text:style-name="P13">int validator_next_first_num(int val);</text:p>
      <text:p text:style-name="P13"/>
      <text:p text:style-name="P13">/* Funzione per la verifica della congettura di Cramer */</text:p>
      <text:p text:style-name="P13">void cramer_conjecture();</text:p>
      <text:p text:style-name="P13"/>
      <text:p text:style-name="P13">/* Definizione della funzione main */</text:p>
      <text:p text:style-name="P13">int main()</text:p>
      <text:p text:style-name="P13">{</text:p>
      <text:p text:style-name="P13"><text:s text:c="4"/>int val; <text:s text:c="2"/>/* Input: variabile per la selezione nel menu */</text:p>
      <text:p text:style-name="P13"><text:s text:c="4"/></text:p>
      <text:p text:style-name="P13"><text:s text:c="4"/>/* Si stampa il menu */</text:p>
      <text:p text:style-name="P13"><text:s text:c="4"/>printf("Progetto di programmazione.\n");</text:p>
      <text:p text:style-name="P13"><text:s text:c="4"/>printf("Scegli quale congettura verificare tra le seguenti:\n");</text:p>
      <text:p text:style-name="P13"><text:s text:c="4"/>printf("0. Congettura di Beal.\n");</text:p>
      <text:p text:style-name="P13"><text:s text:c="4"/>printf("1. Congettura di Collatz\n");</text:p>
      <text:p text:style-name="P13"><text:s text:c="4"/>printf("2. Congettura di Cramer\n");</text:p>
      <text:p text:style-name="P13"><text:s text:c="4"/>printf("Inserisci valore corrispondente: ");</text:p>
      <text:p text:style-name="P13"><text:s text:c="4"/></text:p>
      <text:p text:style-name="P13"><text:s text:c="4"/>/* Si acquisisce la variabile per la scelta nel menu */</text:p>
      <text:p text:style-name="P13"><text:s text:c="4"/>val = validator_cycle();</text:p>
      <text:p text:style-name="P13"><text:s text:c="4"/></text:p>
      <text:p text:style-name="P13"><text:s text:c="4"/>/* Si avvia l'opzione inserita */</text:p>
      <text:p text:style-name="P13"><text:s text:c="4"/>switch(val)</text:p>
      <text:p text:style-name="P13"><text:s text:c="4"/>{</text:p>
      <text:p text:style-name="P13"><text:soft-page-break/><text:s text:c="8"/>case 0:</text:p>
      <text:p text:style-name="P13"><text:s text:c="12"/>beal_conjecture();</text:p>
      <text:p text:style-name="P13"><text:s text:c="12"/>break;</text:p>
      <text:p text:style-name="P13"><text:s text:c="8"/>case 1:</text:p>
      <text:p text:style-name="P13"><text:s text:c="12"/>collatz_conjecture();</text:p>
      <text:p text:style-name="P13"><text:s text:c="12"/>break;</text:p>
      <text:p text:style-name="P13"><text:s text:c="8"/>case 2:</text:p>
      <text:p text:style-name="P13"><text:s text:c="12"/>cramer_conjecture();</text:p>
      <text:p text:style-name="P13"><text:s text:c="12"/>break;</text:p>
      <text:p text:style-name="P13"><text:s text:c="4"/>}</text:p>
      <text:p text:style-name="P13"><text:s/></text:p>
      <text:p text:style-name="P13"><text:s text:c="4"/>return 0;</text:p>
      <text:p text:style-name="P13">}</text:p>
      <text:p text:style-name="P13"/>
      <text:p text:style-name="P13">/* Funzione per la validazione del menu*/</text:p>
      <text:p text:style-name="P13">int validator_cycle()</text:p>
      <text:p text:style-name="P13">{</text:p>
      <text:p text:style-name="P13"/>
      <text:p text:style-name="P13"><text:s text:c="4"/>int val, <text:s text:c="11"/>/* Input: <text:s/>variabile che identifica il valore inserito da validare */</text:p>
      <text:p text:style-name="P13"><text:s text:c="8"/>control; <text:s text:c="7"/>/* Lavoro: variabile di controllo della scanf */</text:p>
      <text:p text:style-name="P13"/>
      <text:p text:style-name="P13"><text:s text:c="4"/>/* Acquisisco valore */ </text:p>
      <text:p text:style-name="P13"><text:s text:c="4"/>control = scanf("%d",</text:p>
      <text:p text:style-name="P13"><text:s text:c="20"/>&amp;val);</text:p>
      <text:p text:style-name="P13"><text:s text:c="4"/></text:p>
      <text:p text:style-name="P13"><text:s text:c="4"/>/* Avvio un ciclo quando il valore non è compreso tra 0 e 2 */</text:p>
      <text:p text:style-name="P13"><text:s text:c="4"/>while(val &lt; 0 ||</text:p>
      <text:p text:style-name="P13"><text:s text:c="10"/>val &gt; 2 ||</text:p>
      <text:p text:style-name="P13"><text:s text:c="10"/>control != 1)</text:p>
      <text:p text:style-name="P13"><text:s text:c="4"/>{</text:p>
      <text:p text:style-name="P13"><text:s text:c="12"/></text:p>
      <text:p text:style-name="P13"><text:s text:c="12"/>printf("Il valore non è corretto. Riprova: ");</text:p>
      <text:p text:style-name="P13"><text:s text:c="12"/>/* Pulisco il buffer */</text:p>
      <text:p text:style-name="P13"><text:s text:c="12"/>scanf("%*[^\n]");</text:p>
      <text:p text:style-name="P13"><text:soft-page-break/><text:s text:c="12"/>/* Riacquisisco il valore */</text:p>
      <text:p text:style-name="P13"><text:s text:c="12"/>control = scanf("%d",</text:p>
      <text:p text:style-name="P13"><text:s text:c="28"/>&amp;val);</text:p>
      <text:p text:style-name="P13"><text:s text:c="8"/></text:p>
      <text:p text:style-name="P13"><text:s text:c="4"/>}</text:p>
      <text:p text:style-name="P13"><text:s text:c="4"/>/* Restituisco il valore validato */</text:p>
      <text:p text:style-name="P13"><text:s text:c="4"/>return val;</text:p>
      <text:p text:style-name="P13">}</text:p>
      <text:p text:style-name="P13"/>
      <text:p text:style-name="P13">/* Funzione per la validazione di un intero maggiore di n*/</text:p>
      <text:p text:style-name="P13">int validator_num(int n, <text:s text:c="11"/>/* Lavoro: variabile che identifica il valore da non superare */</text:p>
      <text:p text:style-name="P13"><text:s text:c="18"/>char x) <text:s text:c="10"/>/* Lavoro: variabile di controllo della stampa */</text:p>
      <text:p text:style-name="P13">{</text:p>
      <text:p text:style-name="P13"/>
      <text:p text:style-name="P13"><text:s text:c="4"/>int val, <text:s text:c="11"/>/* Input: <text:s/>variabile che identifica il valore inserito da validare */</text:p>
      <text:p text:style-name="P13"><text:s text:c="8"/>control; <text:s text:c="7"/>/* Lavoro: variabile di controllo della scanf */</text:p>
      <text:p text:style-name="P13"><text:s text:c="4"/></text:p>
      <text:p text:style-name="P13"><text:s text:c="4"/>/* Acquisisco valore */ </text:p>
      <text:p text:style-name="P13"><text:s text:c="4"/>control = scanf("%d",</text:p>
      <text:p text:style-name="P13"><text:s text:c="20"/>&amp;val);</text:p>
      <text:p text:style-name="P13"><text:s text:c="4"/>/* Avvio un ciclo che impone che il valore sia maggiore di n */</text:p>
      <text:p text:style-name="P13"><text:s text:c="4"/>while(val &lt; n ||</text:p>
      <text:p text:style-name="P13"><text:s text:c="10"/>control != 1)</text:p>
      <text:p text:style-name="P13"><text:s text:c="4"/>{</text:p>
      <text:p text:style-name="P13"/>
      <text:p text:style-name="P13"><text:s text:c="12"/>/* Faccio un controllo per la stampa */</text:p>
      <text:p text:style-name="P13"><text:s text:c="12"/>if(x == 'y')</text:p>
      <text:p text:style-name="P13"><text:s text:c="12"/>{</text:p>
      <text:p text:style-name="P13"><text:s text:c="16"/>printf("Deve essere un NUMERO MAGGIORE di %d.\n"</text:p>
      <text:p text:style-name="P13"><text:s text:c="24"/>"Inserisci di nuovo: ",</text:p>
      <text:p text:style-name="P13"><text:s text:c="24"/>n-1);</text:p>
      <text:p text:style-name="P13"><text:s text:c="12"/>}else</text:p>
      <text:p text:style-name="P13"><text:s text:c="12"/>{</text:p>
      <text:p text:style-name="P13"><text:s text:c="16"/>printf("Deve essere un NUMERO MAGGIORE UGUALE di %d.\n"</text:p>
      <text:p text:style-name="P13"><text:soft-page-break/><text:s text:c="23"/>"Inserisci di nuovo: ",</text:p>
      <text:p text:style-name="P13"><text:s text:c="23"/>n);</text:p>
      <text:p text:style-name="P13"><text:s text:c="12"/>}</text:p>
      <text:p text:style-name="P13"><text:s text:c="12"/></text:p>
      <text:p text:style-name="P13"><text:s text:c="12"/>/* Pulisco il buffer */</text:p>
      <text:p text:style-name="P13"><text:s text:c="12"/>scanf("%*[^\n]");</text:p>
      <text:p text:style-name="P13"><text:s text:c="12"/>/* Riacquisisco il valore */</text:p>
      <text:p text:style-name="P13"><text:s text:c="12"/>control = scanf("%d",</text:p>
      <text:p text:style-name="P13"><text:s text:c="28"/>&amp;val); <text:s text:c="2"/></text:p>
      <text:p text:style-name="P13"><text:s text:c="4"/>}</text:p>
      <text:p text:style-name="P13"><text:s text:c="4"/>/* Restituisco il valore validato */</text:p>
      <text:p text:style-name="P13"><text:s text:c="4"/>return val;</text:p>
      <text:p text:style-name="P13">}</text:p>
      <text:p text:style-name="P13"/>
      <text:p text:style-name="P13">/* Funzione che stabilisce se il numero inserito è un numero primo */</text:p>
      <text:p text:style-name="P13">int validator_first_num(int val) <text:s text:c="3"/>/* Input: variabile che identifica il valore da validare */</text:p>
      <text:p text:style-name="P13">{</text:p>
      <text:p text:style-name="P13"><text:s text:c="4"/>int i; <text:s text:c="13"/>/* Lavoro: variabile contatore di ciclo */</text:p>
      <text:p text:style-name="P13"><text:s text:c="4"/>int control = 1; <text:s text:c="3"/>/* Lavoro: variabile di controllo che indica se il numero è primo */</text:p>
      <text:p text:style-name="P13"><text:s text:c="8"/></text:p>
      <text:p text:style-name="P13"><text:s text:c="4"/>/* <text:s/>Verifico che il numero inserito sia un numero primo</text:p>
      <text:p text:style-name="P13"><text:s text:c="8"/>dividendolo ogni volta per due in su e verificando</text:p>
      <text:p text:style-name="P13"><text:s text:c="8"/>se si ottiene un resto oppure no */</text:p>
      <text:p text:style-name="P13"><text:s text:c="4"/>for(i = 2;</text:p>
      <text:p text:style-name="P13"><text:s text:c="8"/>control == 1 &amp;&amp;</text:p>
      <text:p text:style-name="P13"><text:s text:c="8"/>i &lt; val;</text:p>
      <text:p text:style-name="P13"><text:s text:c="8"/>i++)</text:p>
      <text:p text:style-name="P13"><text:s text:c="4"/>{</text:p>
      <text:p text:style-name="P13"><text:s text:c="8"/>if(val%i == 0)</text:p>
      <text:p text:style-name="P13"><text:s text:c="8"/>{</text:p>
      <text:p text:style-name="P13"><text:s text:c="12"/>/* <text:s/>Se non c'è resto vuol dire che il numero </text:p>
      <text:p text:style-name="P13"><text:s text:c="16"/>non è primo poichè è divisibile perciò </text:p>
      <text:p text:style-name="P13"><text:s text:c="16"/>setto control a zero e richiedo un nuovo inserimento */</text:p>
      <text:p text:style-name="P13"><text:s text:c="12"/>control = 0; </text:p>
      <text:p text:style-name="P13"><text:soft-page-break/><text:s text:c="8"/>}</text:p>
      <text:p text:style-name="P13"><text:s text:c="4"/>}</text:p>
      <text:p text:style-name="P13"><text:s text:c="4"/>/* Restituisco il risultato */</text:p>
      <text:p text:style-name="P13"><text:s text:c="4"/>return control;</text:p>
      <text:p text:style-name="P13">}</text:p>
      <text:p text:style-name="P13"/>
      <text:p text:style-name="P13">/* Funzione per stabilire se ci sono fattori primi in comune */</text:p>
      <text:p text:style-name="P13">void common_first_num(int a, <text:s text:c="7"/>/* Input: variabile che identifica il valore da confrontare */</text:p>
      <text:p text:style-name="P13"><text:s text:c="22"/>int b, <text:s text:c="7"/>/* Input: variabile che identifica il valore da confrontare */</text:p>
      <text:p text:style-name="P13"><text:s text:c="22"/>int c) <text:s text:c="7"/>/* Input: variabile che identifica il valore da confrontare */</text:p>
      <text:p text:style-name="P13">{</text:p>
      <text:p text:style-name="P13"><text:s text:c="4"/>int i, <text:s text:c="13"/>/* Lavoro: variabile contatore di ciclo */</text:p>
      <text:p text:style-name="P13"><text:s text:c="8"/>control = 0, <text:s text:c="3"/>/* Lavoro: variabile di controllo che identifica se un numero è primo */</text:p>
      <text:p text:style-name="P13"><text:s text:c="8"/>count = 0; <text:s text:c="5"/>/* Lavoro: variabile contatore che indica se c'è un fattore primo in comune */</text:p>
      <text:p text:style-name="P13"><text:s text:c="4"/></text:p>
      <text:p text:style-name="P13"><text:s text:c="4"/>/* Confronto i fattori primi di a con quelli di b e c */</text:p>
      <text:p text:style-name="P13"><text:s text:c="4"/>for(i = 2;</text:p>
      <text:p text:style-name="P13"><text:s text:c="8"/>i &lt;= a;</text:p>
      <text:p text:style-name="P13"><text:s text:c="8"/>i++)</text:p>
      <text:p text:style-name="P13"><text:s text:c="4"/>{</text:p>
      <text:p text:style-name="P13"><text:s text:c="8"/>/* Setto ogni volta la variabile control a 0 </text:p>
      <text:p text:style-name="P13"><text:s text:c="12"/>ogni volta che si ripete il ciclo */</text:p>
      <text:p text:style-name="P13"><text:s text:c="8"/>control = 0;</text:p>
      <text:p text:style-name="P13"><text:s text:c="8"/></text:p>
      <text:p text:style-name="P13"><text:s text:c="8"/>/* Verifico prima di tutto che il fattore è primo */</text:p>
      <text:p text:style-name="P13"><text:s text:c="8"/>control = validator_first_num(i);</text:p>
      <text:p text:style-name="P13"><text:s text:c="8"/></text:p>
      <text:p text:style-name="P13"><text:s text:c="8"/>/* Se il fattore è primo verifico che lo sia per tutti */</text:p>
      <text:p text:style-name="P13"><text:s text:c="8"/>if(control == 1 &amp;&amp;</text:p>
      <text:p text:style-name="P13"><text:s text:c="11"/>a%i == 0 &amp;&amp; </text:p>
      <text:p text:style-name="P13"><text:s text:c="11"/>b%i == 0 &amp;&amp; </text:p>
      <text:p text:style-name="P13"><text:s text:c="11"/>c%i == 0)</text:p>
      <text:p text:style-name="P13"><text:s text:c="8"/>{</text:p>
      <text:p text:style-name="P13"><text:soft-page-break/><text:s text:c="12"/>printf("Un fattore primo in comune è %d\n",i);</text:p>
      <text:p text:style-name="P13"><text:s text:c="12"/>count++; <text:s text:c="3"/></text:p>
      <text:p text:style-name="P13"><text:s text:c="8"/>}</text:p>
      <text:p text:style-name="P13"><text:s text:c="4"/>}</text:p>
      <text:p text:style-name="P13"><text:s text:c="4"/></text:p>
      <text:p text:style-name="P13"><text:s text:c="4"/>/* Se non ci sono fattori primi, lo stampo a video */</text:p>
      <text:p text:style-name="P13"><text:s text:c="4"/>if(count == 0)</text:p>
      <text:p text:style-name="P13"><text:s text:c="4"/>{</text:p>
      <text:p text:style-name="P13"><text:s text:c="8"/>printf("Non ci sono fattori primi in comune.\n");</text:p>
      <text:p text:style-name="P13"><text:s text:c="4"/>} <text:s/></text:p>
      <text:p text:style-name="P13">}</text:p>
      <text:p text:style-name="P13"/>
      <text:p text:style-name="P13">/* Funzione per validare la correttezza dell'equazione */</text:p>
      <text:p text:style-name="P13">void equation_validator(int a, <text:s text:c="5"/>/* Input: variabile che identifica il valore nell'equazione */</text:p>
      <text:p text:style-name="P13"><text:s text:c="24"/>int b, <text:s text:c="5"/>/* Input: variabile che identifica il valore nell'equazione */</text:p>
      <text:p text:style-name="P13"><text:s text:c="24"/>int c, <text:s text:c="5"/>/* Input: variabile che identifica il valore nell'equazione */</text:p>
      <text:p text:style-name="P13"><text:s text:c="24"/>int x, <text:s text:c="5"/>/* Input: variabile che identifica il valore nell'equazione */</text:p>
      <text:p text:style-name="P13"><text:s text:c="24"/>int y, <text:s text:c="5"/>/* Input: variabile che identifica il valore nell'equazione */</text:p>
      <text:p text:style-name="P13"><text:s text:c="24"/>int z) <text:s text:c="5"/>/* Input: variabile che identifica il valore nell'equazione */</text:p>
      <text:p text:style-name="P13">{</text:p>
      <text:p text:style-name="P13"><text:s text:c="4"/></text:p>
      <text:p text:style-name="P13"><text:s text:c="4"/>/* Calcolo le varie potenze */</text:p>
      <text:p text:style-name="P13"><text:s text:c="4"/>a = pow(a,</text:p>
      <text:p text:style-name="P13"><text:s text:c="12"/>x);</text:p>
      <text:p text:style-name="P13"><text:s text:c="4"/>b = pow(b,</text:p>
      <text:p text:style-name="P13"><text:s text:c="12"/>y);</text:p>
      <text:p text:style-name="P13"><text:s text:c="4"/>c = pow(c,</text:p>
      <text:p text:style-name="P13"><text:s text:c="12"/>z);</text:p>
      <text:p text:style-name="P13"><text:s text:c="4"/></text:p>
      <text:p text:style-name="P13"><text:s text:c="4"/>/* Sommo a + b */</text:p>
      <text:p text:style-name="P13"><text:s text:c="4"/>a = a + b;</text:p>
      <text:p text:style-name="P13"><text:s text:c="4"/></text:p>
      <text:p text:style-name="P13"><text:s text:c="4"/>/* Verifico se è valida e se non è così, lo stampo a video */</text:p>
      <text:p text:style-name="P13"><text:s text:c="4"/>if(a != c)</text:p>
      <text:p text:style-name="P13"><text:soft-page-break/><text:s text:c="4"/>{</text:p>
      <text:p text:style-name="P13"><text:s text:c="8"/>printf("L'equazione non è valida.\n");</text:p>
      <text:p text:style-name="P13"><text:s text:c="4"/>} <text:s/></text:p>
      <text:p text:style-name="P13">}</text:p>
      <text:p text:style-name="P13"/>
      <text:p text:style-name="P13">/* Funzione per la verifica della congettura di Beal */</text:p>
      <text:p text:style-name="P13">void beal_conjecture()</text:p>
      <text:p text:style-name="P13">{</text:p>
      <text:p text:style-name="P13"><text:s text:c="4"/>int a, <text:s text:c="4"/>/*Input: variabile che identifica il valore di a */</text:p>
      <text:p text:style-name="P13"><text:s text:c="8"/>b, <text:s text:c="4"/>/*Input: variabile che identifica il valore di b */</text:p>
      <text:p text:style-name="P13"><text:s text:c="8"/>c, <text:s text:c="4"/>/*Input: variabile che identifica il valore di c */</text:p>
      <text:p text:style-name="P13"><text:s text:c="8"/>x, <text:s text:c="4"/>/*Input: variabile che identifica il valore di x */</text:p>
      <text:p text:style-name="P13"><text:s text:c="8"/>y, <text:s text:c="4"/>/*Input: variabile che identifica il valore di y */</text:p>
      <text:p text:style-name="P13"><text:s text:c="8"/>z; <text:s text:c="4"/>/*Input: variabile che identifica il valore di z */</text:p>
      <text:p text:style-name="P13"><text:s text:c="4"/></text:p>
      <text:p text:style-name="P13"><text:s text:c="4"/>/* Acquisisco i dati */</text:p>
      <text:p text:style-name="P13"><text:s text:c="4"/>printf("Inserisci il valore di a: ");</text:p>
      <text:p text:style-name="P13"><text:s text:c="4"/>a = validator_num(1,</text:p>
      <text:p text:style-name="P13"><text:s text:c="22"/>'n');</text:p>
      <text:p text:style-name="P13"><text:s text:c="4"/>printf("Inserisci il valore di b: ");</text:p>
      <text:p text:style-name="P13"><text:s text:c="4"/>b = validator_num(1,</text:p>
      <text:p text:style-name="P13"><text:s text:c="22"/>'n');</text:p>
      <text:p text:style-name="P13"><text:s text:c="4"/>printf("Inserisci il valore di c: ");</text:p>
      <text:p text:style-name="P13"><text:s text:c="4"/>c = validator_num(1,</text:p>
      <text:p text:style-name="P13"><text:s text:c="22"/>'n');</text:p>
      <text:p text:style-name="P13"><text:s text:c="4"/>printf("Inserisci il valore di x: ");</text:p>
      <text:p text:style-name="P13"><text:s text:c="4"/>x = validator_num(3,</text:p>
      <text:p text:style-name="P13"><text:s text:c="22"/>'n');</text:p>
      <text:p text:style-name="P13"><text:s text:c="4"/>printf("Inserisci il valore di y: ");</text:p>
      <text:p text:style-name="P13"><text:s text:c="4"/>y = validator_num(3,</text:p>
      <text:p text:style-name="P13"><text:s text:c="22"/>'n');</text:p>
      <text:p text:style-name="P13"><text:s text:c="4"/>printf("Inserisci il valore di z: ");</text:p>
      <text:p text:style-name="P13"><text:s text:c="4"/>z = validator_num(3,</text:p>
      <text:p text:style-name="P13"><text:s text:c="22"/>'n');</text:p>
      <text:p text:style-name="P13"><text:soft-page-break/><text:s text:c="4"/></text:p>
      <text:p text:style-name="P13"><text:s text:c="4"/>/* Verifico se l'equazione è valida */</text:p>
      <text:p text:style-name="P13"><text:s text:c="4"/>equation_validator(a,</text:p>
      <text:p text:style-name="P13"><text:s text:c="23"/>b,</text:p>
      <text:p text:style-name="P13"><text:s text:c="23"/>c,</text:p>
      <text:p text:style-name="P13"><text:s text:c="23"/>x,</text:p>
      <text:p text:style-name="P13"><text:s text:c="23"/>y,</text:p>
      <text:p text:style-name="P13"><text:s text:c="23"/>z);</text:p>
      <text:p text:style-name="P13"><text:s text:c="4"/></text:p>
      <text:p text:style-name="P13"><text:s text:c="4"/>/* Verifico se sono presenti fattori primi in comune */</text:p>
      <text:p text:style-name="P13"><text:s text:c="4"/>common_first_num(a,</text:p>
      <text:p text:style-name="P13"><text:s text:c="21"/>b,</text:p>
      <text:p text:style-name="P13"><text:s text:c="21"/>c);</text:p>
      <text:p text:style-name="P13"/>
      <text:p text:style-name="P13">}</text:p>
      <text:p text:style-name="P13"/>
      <text:p text:style-name="P13">/* Funzione per la verifica della congettura di Collatz */</text:p>
      <text:p text:style-name="P13">void collatz_conjecture()</text:p>
      <text:p text:style-name="P13">{</text:p>
      <text:p text:style-name="P13"><text:s text:c="4"/></text:p>
      <text:p text:style-name="P13"><text:s text:c="4"/>int val; <text:s text:c="3"/>/* Input: Variabile che identifica il valore inserito */</text:p>
      <text:p text:style-name="P13"><text:s text:c="4"/></text:p>
      <text:p text:style-name="P13"><text:s text:c="4"/>printf("Inserisci valore: ");</text:p>
      <text:p text:style-name="P13"><text:s text:c="4"/>/* Acquisisco il valore */</text:p>
      <text:p text:style-name="P13"><text:s text:c="4"/>val = validator_num(1,</text:p>
      <text:p text:style-name="P13"><text:s text:c="24"/>'y');</text:p>
      <text:p text:style-name="P13"><text:s text:c="4"/></text:p>
      <text:p text:style-name="P13"><text:s text:c="4"/>/* Inizio a stampare la sequenza finchè non arrivo a uno */</text:p>
      <text:p text:style-name="P13"><text:s text:c="4"/>printf("La sequenza è:\n");</text:p>
      <text:p text:style-name="P13"><text:s text:c="4"/></text:p>
      <text:p text:style-name="P13"><text:s text:c="4"/>printf("%d\n",</text:p>
      <text:p text:style-name="P13"><text:s text:c="11"/>val);</text:p>
      <text:p text:style-name="P13"><text:s text:c="4"/>while(val != 1)</text:p>
      <text:p text:style-name="P13"><text:s text:c="4"/>{</text:p>
      <text:p text:style-name="P13"><text:soft-page-break/><text:s text:c="8"/>/* Stabilisco il caso in cui il numero è pari */</text:p>
      <text:p text:style-name="P13"><text:s text:c="8"/>if(val%2 == 0)</text:p>
      <text:p text:style-name="P13"><text:s text:c="8"/>{</text:p>
      <text:p text:style-name="P13"><text:s text:c="12"/>/* Lo divido per due e lo stampo */</text:p>
      <text:p text:style-name="P13"><text:s text:c="12"/>val = val/2;</text:p>
      <text:p text:style-name="P13"><text:s text:c="12"/>printf("%d\n",</text:p>
      <text:p text:style-name="P13"><text:s text:c="20"/>val);</text:p>
      <text:p text:style-name="P13"><text:s text:c="8"/>}else</text:p>
      <text:p text:style-name="P13"><text:s text:c="8"/>{</text:p>
      <text:p text:style-name="P13"><text:s text:c="12"/>/* Se è dispari lo moltiplico per tre, aggiungo uno e lo stampo */</text:p>
      <text:p text:style-name="P13"><text:s text:c="12"/>val = val*3;</text:p>
      <text:p text:style-name="P13"><text:s text:c="12"/>val++;</text:p>
      <text:p text:style-name="P13"><text:s text:c="12"/>printf("%d\n",</text:p>
      <text:p text:style-name="P13"><text:s text:c="20"/>val); </text:p>
      <text:p text:style-name="P13"><text:s text:c="8"/>}</text:p>
      <text:p text:style-name="P13"><text:s text:c="4"/>}</text:p>
      <text:p text:style-name="P13">}</text:p>
      <text:p text:style-name="P13"/>
      <text:p text:style-name="P13">/* Funzione per la validazione del numero primo successivo a quello inserito */</text:p>
      <text:p text:style-name="P13">int validator_next_first_num(int val)</text:p>
      <text:p text:style-name="P13">{</text:p>
      <text:p text:style-name="P13"><text:s text:c="4"/></text:p>
      <text:p text:style-name="P13"><text:s text:c="4"/>int control = 0, <text:s text:c="3"/>/* Lavoro: variabile di controllo che indica se un numero è primo */</text:p>
      <text:p text:style-name="P13"><text:s text:c="8"/>next, <text:s text:c="10"/>/* Output: variabile che identifica il numero primo successivo */</text:p>
      <text:p text:style-name="P13"><text:s text:c="8"/>ins_val; <text:s text:c="7"/>/* Input: variabile che indica il valore inserito da validare */</text:p>
      <text:p text:style-name="P13"><text:s text:c="4"/></text:p>
      <text:p text:style-name="P13"><text:s text:c="4"/>/* Inizio dal valore successivo */</text:p>
      <text:p text:style-name="P13"><text:s text:c="4"/>val++;</text:p>
      <text:p text:style-name="P13"><text:s text:c="4"/></text:p>
      <text:p text:style-name="P13"><text:s text:c="4"/>/* <text:s/>Effettuo la verifica su ogni numero successivo al primo</text:p>
      <text:p text:style-name="P13"><text:s text:c="8"/>finchè non trovo quello primo */</text:p>
      <text:p text:style-name="P13"><text:s text:c="4"/>for(next = val;</text:p>
      <text:p text:style-name="P13"><text:s text:c="8"/>control == 0;</text:p>
      <text:p text:style-name="P13"><text:s text:c="8"/>next++)</text:p>
      <text:p text:style-name="P13"><text:soft-page-break/><text:s text:c="4"/>{</text:p>
      <text:p text:style-name="P13"><text:s text:c="8"/>control = validator_first_num(next);</text:p>
      <text:p text:style-name="P13"><text:s text:c="4"/>}</text:p>
      <text:p text:style-name="P13"><text:s text:c="4"/></text:p>
      <text:p text:style-name="P13"><text:s text:c="4"/>/* Correggo il valore */</text:p>
      <text:p text:style-name="P13"><text:s text:c="4"/>next--;</text:p>
      <text:p text:style-name="P13"/>
      <text:p text:style-name="P13"><text:s text:c="4"/>printf("Inserisci il numero primo successivo: ");</text:p>
      <text:p text:style-name="P13"><text:s text:c="4"/>/* <text:s/>Richiedo il numero primo successivo finchè non è</text:p>
      <text:p text:style-name="P13"><text:s text:c="8"/>quello giusto */</text:p>
      <text:p text:style-name="P13"><text:s text:c="4"/>do{</text:p>
      <text:p text:style-name="P13"><text:s text:c="8"/>/* Acquisisco il valore */</text:p>
      <text:p text:style-name="P13"><text:s text:c="8"/>scanf("%d",</text:p>
      <text:p text:style-name="P13"><text:s text:c="14"/>&amp;ins_val);</text:p>
      <text:p text:style-name="P13"/>
      <text:p text:style-name="P13"><text:s text:c="8"/>/* Se non è il successivo stampo l'errore */</text:p>
      <text:p text:style-name="P13"><text:s text:c="8"/>if(ins_val != next)</text:p>
      <text:p text:style-name="P13"><text:s text:c="8"/>{</text:p>
      <text:p text:style-name="P13"><text:s text:c="12"/>fflush(stdin);</text:p>
      <text:p text:style-name="P13"><text:s text:c="12"/>printf("Non è corretto. Riprova: ");</text:p>
      <text:p text:style-name="P13"><text:s text:c="8"/>}</text:p>
      <text:p text:style-name="P13"><text:s text:c="4"/>}while(ins_val != next);</text:p>
      <text:p text:style-name="P13"><text:s text:c="3"/></text:p>
      <text:p text:style-name="P13"><text:s text:c="3"/>/* Restituisco il valore successivo */</text:p>
      <text:p text:style-name="P13"><text:s text:c="3"/>return(next);</text:p>
      <text:p text:style-name="P13">}</text:p>
      <text:p text:style-name="P13"/>
      <text:p text:style-name="P13">/* Funzione per la verifica della congettura di Cramer */</text:p>
      <text:p text:style-name="P13">void cramer_conjecture()</text:p>
      <text:p text:style-name="P13">{</text:p>
      <text:p text:style-name="P13"/>
      <text:p text:style-name="P13"><text:s text:c="4"/>int val1, <text:s text:c="10"/>/* Input: variabile che identifica il primo numero primo validato */</text:p>
      <text:p text:style-name="P13"><text:s text:c="8"/>val2, <text:s text:c="10"/>/* Input: variabile che identifica il numero primo successivo */</text:p>
      <text:p text:style-name="P13"><text:s text:c="8"/>abs_diff, <text:s text:c="6"/>/* Output: variabile che identifica il valore assoluto della differenza */</text:p>
      <text:p text:style-name="P13"><text:soft-page-break/><text:s text:c="8"/>control; <text:s text:c="7"/>/* Lavoro: variabile di controllo che indica se il numero è primo */</text:p>
      <text:p text:style-name="P13"><text:s text:c="4"/>double squared_log; /* Output: variabile che identifica il quadrato del logaritmo naturale */</text:p>
      <text:p text:style-name="P13"><text:s text:c="4"/></text:p>
      <text:p text:style-name="P13"><text:s text:c="4"/>printf("Inserisci un numero primo: ");</text:p>
      <text:p text:style-name="P13"><text:s text:c="4"/>do{</text:p>
      <text:p text:style-name="P13"><text:s text:c="8"/>val1 = validator_num(12,</text:p>
      <text:p text:style-name="P13"><text:s text:c="28"/>'y');</text:p>
      <text:p text:style-name="P13"><text:s text:c="8"/>control = validator_first_num(val1);</text:p>
      <text:p text:style-name="P13"><text:s text:c="8"/></text:p>
      <text:p text:style-name="P13"><text:s text:c="8"/>if(control == 0)</text:p>
      <text:p text:style-name="P13"><text:s text:c="8"/>{</text:p>
      <text:p text:style-name="P13"><text:s text:c="12"/>printf("Non è un numero primo.\n" </text:p>
      <text:p text:style-name="P13"><text:s text:c="24"/>"Inserisci di nuovo: ");</text:p>
      <text:p text:style-name="P13"><text:s text:c="8"/>}</text:p>
      <text:p text:style-name="P13"><text:s text:c="4"/>}while(control != 1);</text:p>
      <text:p text:style-name="P13"><text:s text:c="4"/></text:p>
      <text:p text:style-name="P13"><text:s text:c="4"/>val2 = validator_next_first_num(val1);</text:p>
      <text:p text:style-name="P13"><text:s text:c="4"/>abs_diff = abs(val1-val2);</text:p>
      <text:p text:style-name="P13"><text:s text:c="4"/>printf("Il valore assoluto della differenza tra i due numeri primi è %d\n",</text:p>
      <text:p text:style-name="P13"><text:s text:c="12"/>abs_diff);</text:p>
      <text:p text:style-name="P13"><text:s text:c="4"/></text:p>
      <text:p text:style-name="P13"><text:s text:c="4"/>squared_log = log(val1);</text:p>
      <text:p text:style-name="P13"><text:s text:c="4"/>squared_log = pow(squared_log,</text:p>
      <text:p text:style-name="P13"><text:s text:c="18"/>2);</text:p>
      <text:p text:style-name="P13"><text:s text:c="4"/>printf("Il quadrato del logartimo naturale del numero primo più piccolo è %.2f\n",</text:p>
      <text:p text:style-name="P13"><text:s text:c="12"/>squared_log);</text:p>
      <text:p text:style-name="P13"/>
      <text:p text:style-name="P13">}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">5. Testing del programma</text:p>
      <text:p text:style-name="P8">Vengono di seguito mostrati alcuni test significativi a dimostrazione del corretto </text:p>
      <text:p text:style-name="P8">funzionamento del programma su diverse tipologie di input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3">6. Verifica del programma</text:p>
      <text:p text:style-name="P8">Per la verifica del programma, mediante Triple di Hoare, si è scelto di prendere in </text:p>
      <text:p text:style-name="P8">considerazione la sequenza di istruzioni che verifica <text:span text:style-name="T11">la congettura di Collatz, in particolare la parte di codice nella quale viene definito se il valore sia pari o dispari</text:span>. Per verificare formalmente la correttezza della sequenza di istruzioni ci serviamo della Tripla di Hoare, che dice:</text:p>
      <text:p text:style-name="P8">una tripla {Q} S {R} è vera se e solo se l’esecuzione di un’istruzione S soddisfa la sua precondizione {Q} prima ancora di iniziare e se alla fine della computazione la sua post-condizione {R} è soddisfatta.</text:p>
      <text:p text:style-name="P19"><text:s/>while(val != 1 || val != 0)</text:p>
      <text:p text:style-name="P19"><text:s text:c="4"/>{</text:p>
      <text:p text:style-name="P19"><text:s text:c="8"/>/* Stabilisco il caso in cui il numero è pari */</text:p>
      <text:p text:style-name="P19"><text:s text:c="8"/>if(val%2 == 0)</text:p>
      <text:p text:style-name="P19"><text:s text:c="8"/>{</text:p>
      <text:p text:style-name="P19"><text:s text:c="12"/>/* Lo divido per due e lo stampo */</text:p>
      <text:p text:style-name="P19"><text:s text:c="12"/>val = val/2;</text:p>
      <text:p text:style-name="P19"><text:s text:c="12"/>printf("%d\n",</text:p>
      <text:p text:style-name="P19"><text:s text:c="20"/>val);</text:p>
      <text:p text:style-name="P19"><text:s text:c="8"/>}else</text:p>
      <text:p text:style-name="P19"><text:s text:c="8"/>{</text:p>
      <text:p text:style-name="P19"><text:s text:c="12"/>/* Se è dispari lo moltiplico per tre, aggiungo uno e lo stampo */</text:p>
      <text:p text:style-name="P19"><text:s text:c="12"/>val = val*3;</text:p>
      <text:p text:style-name="P19"><text:s text:c="12"/>val++;</text:p>
      <text:p text:style-name="P19"><text:s text:c="12"/>printf("%d\n",</text:p>
      <text:p text:style-name="P19"><text:s text:c="20"/>val); </text:p>
      <text:p text:style-name="P19"><text:s text:c="8"/>}</text:p>
      <text:p text:style-name="P19"><text:s text:c="4"/>}</text:p>
      <text:p text:style-name="P19">definiamo la post-condizione R:</text:p>
      <text:p text:style-name="P38">R = (∑<text:span text:style-name="T13">n</text:span><text:span text:style-name="T15">i=0</text:span><text:span text:style-name="T12"> val</text:span> ≠ <text:span text:style-name="T12">1 </text:span><text:span text:style-name="T21">|| val ≠ 0</text:span>)</text:p>
      <text:p text:style-name="P19">Si può rendere poi la Tripla vera mettendo come precondizione vero in quanto: </text:p>
      <text:list text:style-name="L6">
        <text:list-item>
          <text:p text:style-name="P34">Il predicato sarà:</text:p>
        </text:list-item>
      </text:list>
      <text:p text:style-name="P38"><text:s text:c="8"/>P = (0≤ 𝑖 ≤ 𝑛 ᴧ ∑<text:span text:style-name="T13">n</text:span><text:span text:style-name="T15">i=0</text:span> <text:span text:style-name="T12">val ≠ 1</text:span><text:span text:style-name="T21">|| val ≠ 0</text:span><text:span text:style-name="T12">)</text:span></text:p>
      <text:list text:style-name="L7">
        <text:list-item>
          <text:p text:style-name="P35">La funzione sarà: </text:p>
        </text:list-item>
      </text:list>
      <text:p text:style-name="P19"><text:s text:c="8"/>tr(i) = n – i</text:p>
      <text:p text:style-name="P19">Avendo soddisfatto le ipotesi possiamo dire che: </text:p>
      <text:p text:style-name="P19">L’invarianza:</text:p>
      <text:p text:style-name="P38">{P ᴧ i ≠n} <text:span text:style-name="T12">val ≠ 1</text:span><text:span text:style-name="T21">|| val ≠ 0</text:span><text:span text:style-name="T12"> = val/2 ᴧ val * 3 + 1</text:span> {P}</text:p>
      <text:p text:style-name="P19">Segue da:</text:p>
      <text:p text:style-name="P38">P<text:span text:style-name="T14">i,i+1</text:span> = (0≤ i + 1 ≤ n ᴧ ∑<text:span text:style-name="T13">n</text:span><text:span text:style-name="T15">i+1=0</text:span> <text:span text:style-name="T12">val</text:span> ≠ 1<text:span text:style-name="T21">|| val ≠ 0</text:span>)</text:p>
      <text:p text:style-name="P19">e, denotato con P’ quest’ultimo predicato, da:</text:p>
      <text:p text:style-name="P38"><text:soft-page-break/>P’(<text:span text:style-name="T12">val</text:span> ≠ <text:span text:style-name="T12">1</text:span><text:span text:style-name="T21">|| val ≠ 0</text:span>), <text:span text:style-name="T12">val/2, val*3+1</text:span> = (0≤ 𝑖 + 1 ≤ 𝑛 ᴧ ∑<text:span text:style-name="T13">n</text:span><text:span text:style-name="T15">i+1=0</text:span> <text:span text:style-name="T12">val/2 ᴧ val*3+1</text:span>)</text:p>
      <text:p text:style-name="P19">In quanto, denotato con P’’ quest’ultimo predicato, si ha:</text:p>
      <text:p text:style-name="P38">(P ᴧ i ≠n) = (0≤ 𝑖 ≤ 𝑛 ᴧ <text:span text:style-name="T12">val/2 ᴧ val*3+1</text:span> = ∑<text:span text:style-name="T13">n</text:span><text:span text:style-name="T15">i=0</text:span> <text:span text:style-name="T12">val</text:span> ≠ <text:span text:style-name="T12">1</text:span> <text:span text:style-name="T21">|| val ≠ 0 </text:span>ᴧ i ≠n )</text:p>
      <text:p text:style-name="P19">⊨ P’’</text:p>
      <text:list text:style-name="L8">
        <text:list-item>
          <text:p text:style-name="P36">Il progresso è garantito dal fatto che tr(i) decresce di un’unità ad ogni iterazione in quanto i viene incrementata di un’unità ad ogni iterazione.</text:p>
        </text:list-item>
      </text:list>
      <text:list text:style-name="L9">
        <text:list-item>
          <text:p text:style-name="P37">La limitatezza segue da:</text:p>
        </text:list-item>
      </text:list>
      <text:p text:style-name="P38"><text:s text:c="6"/>(P ᴧ tr(i) ≤ 0) = (0≤ 𝑖 ≤ n ᴧ <text:span text:style-name="T12">val/2 ᴧ val*3+1</text:span> = ∑<text:span text:style-name="T13">n-1</text:span><text:span text:style-name="T15">i=0</text:span> <text:span text:style-name="T12">val</text:span> ≠ <text:span text:style-name="T12">1</text:span><text:span text:style-name="T21">|| val ≠ 0</text:span> ᴧ n-i ≤ 0)</text:p>
      <text:p text:style-name="P38"><text:s text:c="7"/>≡ (i = n ᴧ <text:span text:style-name="T12">val/2 ᴧ val*3+1</text:span> = ∑<text:span text:style-name="T13">n-1</text:span><text:span text:style-name="T15">i=0</text:span> <text:span text:style-name="T12">val</text:span> ≠ <text:span text:style-name="T12">1</text:span><text:span text:style-name="T21">|| val ≠ 0</text:span>)</text:p>
      <text:p text:style-name="P19"><draw:line text:anchor-type="paragraph" draw:z-index="0" draw:name="Linea 1" draw:style-name="gr1" draw:text-style-name="P45" svg:x1="3.738cm" svg:y1="-0.015cm" svg:x2="3.558cm" svg:y2="0.385cm"><text:p/></draw:line><text:s text:c="7"/>⊨ (i ≤ n-1)</text:p>
      <text:p text:style-name="P19">Poiché:</text:p>
      <text:p text:style-name="P38"><draw:line text:anchor-type="paragraph" draw:z-index="1" draw:name="Linea 2" draw:style-name="gr1" draw:text-style-name="P45" svg:x1="2.824cm" svg:y1="-0.054cm" svg:x2="2.644cm" svg:y2="0.346cm"><text:p/></draw:line><draw:line text:anchor-type="paragraph" draw:z-index="2" draw:name="Linea 3" draw:style-name="gr1" draw:text-style-name="P45" svg:x1="15.962cm" svg:y1="-0.074cm" svg:x2="15.782cm" svg:y2="0.326cm"><text:p/></draw:line>(P ᴧ i ≤ n-1) = (0≤ 𝑖 ≤ n ᴧ <text:span text:style-name="T17">val/2 ᴧ val*3+1 </text:span><text:s/>= ∑<text:span text:style-name="T13">n-1</text:span><text:span text:style-name="T15">i=0</text:span> <text:span text:style-name="T17">val</text:span> ≠ <text:span text:style-name="T17">1 <text:s/></text:span><text:span text:style-name="T21">|| val ≠ 0 </text:span><text:span text:style-name="T17">ᴧ </text:span>i ≤ n-<text:span text:style-name="T17">1</text:span>)</text:p>
      <text:p text:style-name="P38">≡ (i = n ᴧ <text:span text:style-name="T18">val/2 ᴧ val*3+1</text:span> = ∑<text:span text:style-name="T13">n-1</text:span><text:span text:style-name="T15">i=0</text:span> <text:span text:style-name="T18">val</text:span> ≠ <text:span text:style-name="T18">1</text:span><text:span text:style-name="T21">|| val ≠ 0</text:span>)</text:p>
      <text:p text:style-name="P19">⊨ R</text:p>
      <text:p text:style-name="P19">Da corollario del teorema dell’invariante di ciclo segue che P può essere usato come precondizione dell’intera istruzione di ripetizione.</text:p>
      <text:p text:style-name="P19">Proseguendo infine a ritroso si ottiene prima:</text:p>
      <text:p text:style-name="P38">P<text:span text:style-name="T14">i,0</text:span> = (0≤ 0 ≤ 𝑛 ᴧ <text:span text:style-name="T19">val/2 ᴧ val*3+1</text:span> = ∑<text:span text:style-name="T13">n </text:span><text:span text:style-name="T15">0</text:span><text:span text:style-name="T16">=0</text:span> <text:span text:style-name="T19">val</text:span> ≠ <text:span text:style-name="T19">1</text:span><text:span text:style-name="T21">|| val ≠ 0</text:span>) </text:p>
      <text:p text:style-name="P20">≡ (<text:span text:style-name="T19">val/2</text:span> = 0 ᴧ <text:span text:style-name="T19">val*3+1 = 0</text:span>)</text:p>
      <text:p text:style-name="P19">e poi, denotato con P’’’ quest’ultimo predicato, si ha:</text:p>
      <text:p text:style-name="P20">P’’’<text:span text:style-name="T16">val/2 ᴧ val*3+1,0</text:span> = (0=0) ≡ vero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Standard">
      <style:paragraph-properties fo:margin-left="1.27cm" fo:margin-right="0cm" fo:margin-top="0cm" fo:margin-bottom="0.282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modern" style:font-pitch-complex="fixed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modern" style:font-pitch-complex="fixed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modern" style:font-pitch-complex="fixed"/>
    </style:style>
    <style:style style:name="ListLabel_20_126" style:display-name="ListLabel 126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modern" style:font-pitch-complex="fixed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modern" style:font-pitch-complex="fixed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modern" style:font-pitch-complex="fixed"/>
    </style:style>
    <style:style style:name="ListLabel_20_180" style:display-name="ListLabel 180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modern" style:font-pitch-complex="fixed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modern" style:font-pitch-complex="fixed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modern" style:font-pitch-complex="fixed"/>
    </style:style>
    <style:style style:name="ListLabel_20_171" style:display-name="ListLabel 171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7LVL1" loext:num-list-format="%1%" text:bullet-char="">
        <style:list-level-properties text:list-level-position-and-space-mode="label-alignment">
          <style:list-level-label-alignment text:label-followed-by="listtab" fo:text-indent="-0.635cm" fo:margin-left="3.928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5.198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6.468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7.73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9.008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10.278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11.548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2.818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4.08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WW_5f_CharLFO8LVL1" loext:num-list-format="%1%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creation-date>2022-12-16T17:44:00Z</meta:creation-date>
    <dc:date>2022-12-20T16:14:08.267000000</dc:date>
    <meta:editing-cycles>33</meta:editing-cycles>
    <meta:editing-duration>P1DT2H39M21S</meta:editing-duration>
    <meta:document-statistic meta:table-count="0" meta:image-count="0" meta:object-count="0" meta:page-count="20" meta:paragraph-count="483" meta:word-count="3331" meta:character-count="21921" meta:non-whitespace-character-count="15857"/>
    <meta:template xlink:type="simple" xlink:actuate="onRequest" xlink:title="" xlink:href="Normal.dotm"/>
  </office:meta>
</office:document-meta>
</file>